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358.4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125.29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176.74pt"/>
    </style:style>
    <style:style style:name="co12" style:family="table-column">
      <style:table-column-properties fo:break-before="auto" style:column-width="196.04pt"/>
    </style:style>
    <style:style style:name="co13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46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70.44pt" fo:break-before="auto" style:use-optimal-row-height="true"/>
    </style:style>
    <style:style style:name="ro6" style:family="table-row">
      <style:table-row-properties style:row-height="261.69pt" fo:break-before="auto" style:use-optimal-row-height="true"/>
    </style:style>
    <style:style style:name="ro7" style:family="table-row">
      <style:table-row-properties style:row-height="160.44pt" fo:break-before="auto" style:use-optimal-row-height="true"/>
    </style:style>
    <style:style style:name="ro8" style:family="table-row">
      <style:table-row-properties style:row-height="306.71pt" fo:break-before="auto" style:use-optimal-row-height="true"/>
    </style:style>
    <style:style style:name="ro9" style:family="table-row">
      <style:table-row-properties style:row-height="126.71pt" fo:break-before="auto" style:use-optimal-row-height="true"/>
    </style:style>
    <style:style style:name="ro10" style:family="table-row">
      <style:table-row-properties style:row-height="81.69pt" fo:break-before="auto" style:use-optimal-row-height="true"/>
    </style:style>
    <style:style style:name="ro11" style:family="table-row">
      <style:table-row-properties style:row-height="115.46pt" fo:break-before="auto" style:use-optimal-row-height="true"/>
    </style:style>
    <style:style style:name="ro12" style:family="table-row">
      <style:table-row-properties style:row-height="92.95pt" fo:break-before="auto" style:use-optimal-row-height="true"/>
    </style:style>
    <style:style style:name="ro13" style:family="table-row">
      <style:table-row-properties style:row-height="104.2pt" fo:break-before="auto" style:use-optimal-row-height="true"/>
    </style:style>
    <style:style style:name="ro14" style:family="table-row">
      <style:table-row-properties style:row-height="59.19pt" fo:break-before="auto" style:use-optimal-row-height="true"/>
    </style:style>
    <style:style style:name="ro15" style:family="table-row">
      <style:table-row-properties style:row-height="47.96pt" fo:break-before="auto" style:use-optimal-row-height="true"/>
    </style:style>
    <style:style style:name="ro16" style:family="table-row">
      <style:table-row-properties style:row-height="15.79pt" fo:break-before="auto" style:use-optimal-row-height="true"/>
    </style:style>
    <style:style style:name="ro17" style:family="table-row">
      <style:table-row-properties style:row-height="23.95pt" fo:break-before="auto" style:use-optimal-row-height="true"/>
    </style:style>
    <style:style style:name="ro18" style:family="table-row">
      <style:table-row-properties style:row-height="12.81pt" fo:break-before="auto" style:use-optimal-row-height="true"/>
    </style:style>
    <style:style style:name="ro19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  <style:style style:name="T1" style:family="text">
      <style:text-properties style:text-position="super 58%"/>
    </style:style>
    <style:style style:name="T2" style:family="text"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14"/>
        <table:table-column table:style-name="co1" table:number-columns-repeated="1020" table:default-cell-style-name="ce2"/>
        <table:table-row table:style-name="ro1">
          <table:table-cell office:value-type="string" calcext:value-type="string">
            <text:p>Column_1</text:p>
          </table:table-cell>
          <table:table-cell table:style-name="ce12" office:value-type="string" calcext:value-type="string">
            <text:p>Column_2</text:p>
          </table:table-cell>
          <table:table-cell table:style-name="ce13" office:value-type="string" calcext:value-type="string">
            <text:p>Column_3</text:p>
          </table:table-cell>
          <table:table-cell table:style-name="ce13" office:value-type="string" calcext:value-type="string">
            <text:p>Column_4</text:p>
          </table:table-cell>
          <table:table-cell table:style-name="ce13" office:value-type="string" calcext:value-type="string">
            <text:p>Column_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icable Codes:</text:p>
          </table:table-cell>
          <table:table-cell table:style-name="ce12"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Yes (R-2)</text:p>
          </table:table-cell>
          <table:table-cell/>
          <table:table-cell table:style-name="ce2" office:value-type="string" calcext:value-type="string">
            <text:p><text:a xlink:href="https://up.codes/viewer/wyoming/ibc-2015/chapter/9/fire-protection-systems#903.2.8" xlink:type="simple">https://up.codes/viewer/wyoming/ibc-2015/chapter/9/fire-protection-systems#903.2.8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Chapter 5 Classification of Work:</text:p>
          </table:table-cell>
          <table:table-cell table:style-name="ce12" office:value-type="string" calcext:value-type="string">
            <text:p>New</text:p>
          </table:table-cell>
          <table:table-cell table:style-name="ce2"/>
          <table:table-cell table:style-name="ce2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1st-3rd Floors: 310.4 Residential Group R-2</text:p>
            <text:p>Basement Parking: Moderate-Hazard Storage, Group S-1</text:p>
          </table:table-cell>
          <table:table-cell/>
          <table:table-cell table:style-name="ce2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Section 420 Groups R-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ection 602 Construction Classification:</text:p>
          </table:table-cell>
          <table:table-cell table:style-name="ce12" office:value-type="string" calcext:value-type="string">
            <text:p>Type-VB</text:p>
          </table:table-cell>
          <table:table-cell table:style-name="ce2"/>
          <table:table-cell table:style-name="ce2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ble 504.4a, Allowable Number Of Stories Above Grade Plane</text:p>
          </table:table-cell>
          <table:table-cell office:value-type="string" calcext:value-type="string">
            <text:p>R-2 (sprinklered):</text:p>
            <text:p>  • Actual: 3</text:p>
            <text:p>  • Allowed: 3</text:p>
            <text:p>S-1(sprinklered):</text:p>
            <text:p>  • Actual: 1</text:p>
            <text:p>  • Allowed: 2</text:p>
          </table:table-cell>
          <table:table-cell/>
          <table:table-cell table:style-name="ce2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06.2 Allowable Area Determination</text:p>
            <text:p>&amp;</text:p>
            <text:p>506.3 Frontage Increase:</text:p>
          </table:table-cell>
          <table:table-cell office:value-type="string" calcext:value-type="string">
            <text:p>Facing North:</text:p>
            <text:p>  • 174ft (60ft to R.O.W)</text:p>
            <text:p>Facing East:</text:p>
            <text:p>  • 145 (60ft to R.O.W)</text:p>
            <text:p>Facing South:</text:p>
            <text:p>  • 73ft (6ft to P.L.)</text:p>
            <text:p>  • 33ft (117ft to P.L)</text:p>
            <text:p>  • 73ft (6ft to P.L.)</text:p>
            <text:p>Facing West:</text:p>
            <text:p>  • 145Ft (13ft to P.L.)</text:p>
            <text:p/>
            <text:p>For R-2</text:p>
            <text:p>  • Allowable area per floor:  23,082sf (w/ Frontage Increase)</text:p>
            <text:p>    • Actual</text:p>
            <text:p>      • 1<text:span text:style-name="T1">st</text:span> Floor:20,889sf</text:p>
            <text:p>      • 2<text:span text:style-name="T1">nd</text:span> Floor:22,879sf</text:p>
            <text:p>      • 3<text:span text:style-name="T1">rd</text:span> Floor: 22,957sf</text:p>
            <text:p>    • Total allowable area:69,246sf</text:p>
            <text:p>      • Actual: 66,725sf</text:p>
            <text:p>For S-1</text:p>
            <text:p>  • Type 1B (144,000 w/o Frontage Increase)</text:p>
            <text:p>    • Actual: 29,041sf</text:p>
          </table:table-cell>
          <table:table-cell/>
          <table:table-cell table:style-name="ce2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8.3 Nonseparated Occupancies: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8.4 Separated Occupancies</text:p>
          </table:table-cell>
          <table:table-cell/>
          <table:table-cell office:value-type="string" calcext:value-type="string">
            <text:p>N/A</text:p>
          </table:table-cell>
          <table:table-cell table:style-name="ce2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510.4 Parking Beneath Group R</text:p>
          </table:table-cell>
          <table:table-cell office:value-type="string" calcext:value-type="string">
            <text:p>2hr Floor separation between R-2 and S-1</text:p>
          </table:table-cell>
          <table:table-cell table:style-name="ce2" office:value-type="string" calcext:value-type="string">
            <text:p>Where a maximum one story above grade plane Group S-2 parking garage, enclosed or open, or combination thereof, of Type I construction or open of Type IV construction, with grade entrance, is provided under a building of Group R, the number of stories to be used in determining the minimum type of construction shall be measured from the floor above such a parking area. The floor assembly between the parking garage and the Group R above shall comply with the type of construction required for the parking garage and shall also provide a fire resistance rating not less than the mixed occupancy separation required in Section 508.4.</text:p>
          </table:table-cell>
          <table:table-cell table:style-name="ce2" office:value-type="string" calcext:value-type="string">
            <text:p><text:a xlink:href="https://up.codes/viewer/wyoming/ibc-2015/chapter/5/general-building-heights-and-areas#510.4" xlink:type="simple">https://up.codes/viewer/wyoming/ibc-2015/chapter/5/general-building-heights-and-areas#510.4</text:a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able 602 Fire-resistance Rating Requirements For Exterior Walls Based On Fire Separation Distance:</text:p>
          </table:table-cell>
          <table:table-cell table:style-name="ce12" office:value-type="string" calcext:value-type="string">
            <text:p>For Type VB</text:p>
            <text:p>  Structural Frame: 0 hr</text:p>
            <text:p>  Bearing Walls- exterior: 0 hr</text:p>
            <text:p>  Bearing Walls-interior: 0 hr</text:p>
            <text:p>  Non-bearing walls-exterior - </text:p>
            <text:p>  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  Non-bearing walls-interior: 0 hr</text:p>
            <text:p>  Floor Construction: 0 hr</text:p>
            <text:p>  Roof Construction: 0 hr</text:p>
            <text:p><text:span text:style-name="T2"/></text:p>
            <text:p><text:span text:style-name="T2">For Type 1B</text:span></text:p>
            <text:p><text:span text:style-name="T2">  Structural Frame: 2 hr</text:span></text:p>
            <text:p><text:span text:style-name="T2">  Bearing Walls- exterior: 2 hr</text:span></text:p>
            <text:p><text:span text:style-name="T2">  Bearing Walls-interior: 2 hr</text:span></text:p>
            <text:p><text:span text:style-name="T2">  Non-bearing walls-exterior - </text:span></text:p>
            <text:p><text:span text:style-name="T2">  Fire Separation Distance</text:span></text:p>
            <text:p><text:span text:style-name="T2">      • X &lt; 5c = 1 hr</text:span></text:p>
            <text:p><text:span text:style-name="T2">      • 5 = X&lt; 10 = 1 hr</text:span></text:p>
            <text:p><text:span text:style-name="T2">      • 10 = X&lt; 30 = 1 hr</text:span></text:p>
            <text:p><text:span text:style-name="T2">      • X = 30 = 0 hr</text:span></text:p>
            <text:p><text:span text:style-name="T2">  Non-bearing walls-interior: 0 hr</text:span></text:p>
            <text:p><text:span text:style-name="T2">  Floor Construction: 2 hr</text:span></text:p>
            <text:p><text:span text:style-name="T2">  Roof Construction: 1.5 hr</text:span></text:p>
          </table:table-cell>
          <table:table-cell table:style-name="Default"/>
          <table:table-cell table:style-name="ce2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708.3 Fire-Resistance Rating</text:p>
          </table:table-cell>
          <table:table-cell office:value-type="string" calcext:value-type="string">
            <text:p>Corridors: 1/2hr rated</text:p>
            <text:p>Between Dwelling Units: 1/2hr rated</text:p>
          </table:table-cell>
          <table:table-cell office:value-type="string" calcext:value-type="string">
            <text:p>Exceptions:</text:p>
            <text:p/>
            <text:p>1. Corridor walls permitted to have a 1/2-hour fire-resistance rating by Table 1020.1.</text:p>
            <text:p/>
            <text:p>2. Dwelling unit and sleeping unit separations in buildings of Type IIB, IIIB and VB construction shall have fire-resistance ratings of not less than 1/2 hour in buildings equipped throughout with an automatic sprinkler system in accordance with Section 903.3.1.1.</text:p>
          </table:table-cell>
          <table:table-cell table:style-name="ce2" office:value-type="string" calcext:value-type="string">
            <text:p><text:a xlink:href="https://up.codes/viewer/wyoming/ibc-2015/chapter/7/fire-and-smoke-protection-features#708.3" xlink:type="simple">https://up.codes/viewer/wyoming/ibc-2015/chapter/7/fire-and-smoke-protection-features#708.3</text:a>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711.2.4.3 Dwelling Units and Sleeping Units</text:p>
          </table:table-cell>
          <table:table-cell office:value-type="string" calcext:value-type="string">
            <text:p>Between Dwelling Units: 1/2hr rated</text:p>
          </table:table-cell>
          <table:table-cell office:value-type="string" calcext:value-type="string">
            <text:p>Exception: Horizontal assemblies separating dwelling units and sleeping units shall be not less than 1/2-hour fire-resistance-rated construction in a building of Type IIB, IIIB and VB construction, where the building is equipped throughout with an automatic sprinkler system in accordance with Section 903.3.1.1.</text:p>
          </table:table-cell>
          <table:table-cell table:style-name="ce2" office:value-type="string" calcext:value-type="string">
            <text:p><text:a xlink:href="https://up.codes/viewer/wyoming/ibc-2015/chapter/7/fire-and-smoke-protection-features#711.2.4.3" xlink:type="simple">https://up.codes/viewer/wyoming/ibc-2015/chapter/7/fire-and-smoke-protection-features#711.2.4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 1020 Corridors</text:p>
          </table:table-cell>
          <table:table-cell office:value-type="string" calcext:value-type="string">
            <text:p>Corridors: 1/2hr rated</text:p>
          </table:table-cell>
          <table:table-cell office:value-type="string" calcext:value-type="string">
            <text:p>½ rated with automatic sprinkler system</text:p>
          </table:table-cell>
          <table:table-cell table:style-name="ce2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1006.2.1 Egress Based on Occupant Load and Common Path of Egress Travel Distance:</text:p>
          </table:table-cell>
          <table:table-cell table:style-name="ce12" office:value-type="string" calcext:value-type="string">
            <text:p>For R-2</text:p>
            <text:p>  Maximum Common Path with Sprinkler System: 125ft</text:p>
            <text:p>  Maximum Occupant Load Of Space With One Exit: 49</text:p>
            <text:p><text:span text:style-name="T2">For S-1</text:span></text:p>
            <text:p><text:span text:style-name="T2">  Maximum Common Path with Sprinkler System: 100ft</text:span></text:p>
            <text:p><text:span text:style-name="T2">  Maximum Occupant Load Of Space With One Exit: 29</text:span></text:p>
          </table:table-cell>
          <table:table-cell table:style-name="Default"/>
          <table:table-cell table:style-name="ce2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For R-2: 250 (w/sprinkler)</text:p>
            <text:p>For S-1: 250 (w/sprinkler)</text:p>
          </table:table-cell>
          <table:table-cell/>
          <table:table-cell table:style-name="ce2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50ft</text:p>
          </table:table-cell>
          <table:table-cell/>
          <table:table-cell table:style-name="ce2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able 906.3(1) Fire Extinguishers For Class A Fire Hazards </text:p>
          </table:table-cell>
          <table:table-cell table:style-name="ce12" office:value-type="string" calcext:value-type="string">
            <text:p>Type 2-A: </text:p>
            <text:p>      • (everywhere except kitchen)</text:p>
            <text:p>      • Maximum Floor Area Per Unit of A: 3,000sf</text:p>
            <text:p>      • Maximum floor area for extinguisher: 11,250sf</text:p>
            <text:p>      • Maximum Distance to Extinguisher: 75ft</text:p>
            <text:p>      • Hazard Classification: Ordinary (Low)</text:p>
            <text:p/>
          </table:table-cell>
          <table:table-cell table:style-name="Default"/>
          <table:table-cell table:style-name="ce2" office:value-type="string" calcext:value-type="string">
            <text:p><text:a xlink:href="https://up.codes/viewer/wyoming/ifc-2015/chapter/9/fire-protection-systems#906.3.1" xlink:type="simple">https://up.codes/viewer/wyoming/ifc-2015/chapter/9/fire-protection-systems#906.3.1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2902.1 Minimum Number of Fixtures</text:p>
          </table:table-cell>
          <table:table-cell table:style-name="ce12" office:value-type="string" calcext:value-type="string">
            <text:p>Classification &amp; Occupancy: </text:p>
            <text:p>      • S1</text:p>
            <text:p>Water Closets: 1 per100</text:p>
            <text:p>      • Women (Required/Provided) 1/1</text:p>
            <text:p>      • Men (Required/Provided): 1/1</text:p>
            <text:p>Lavatories: 1 per 100</text:p>
            <text:p>      • Women (Required/Provided) 1/1</text:p>
            <text:p>      • Men (Required/Provided): 1/1</text:p>
            <text:p/>
          </table:table-cell>
          <table:table-cell table:style-name="Default"/>
          <table:table-cell table:style-name="ce2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4">
          <table:table-cell table:number-columns-repeated="2"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15">
          <table:table-cell table:number-columns-repeated="2"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office:forms form:automatic-focus="false" form:apply-design-mode="false"/>
        <table:table-column table:style-name="co2" table:number-columns-repeated="1024" table:default-cell-style-name="ce9"/>
        <table:table-row table:style-name="ro16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6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6" table:number-rows-repeated="104849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006.2.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2" table:number-columns-repeated="1019" table:default-cell-style-name="ce9"/>
        <table:table-row table:style-name="ro16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6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6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6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6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6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6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017.2" table:style-name="ta1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2" table:number-columns-repeated="1021" table:default-cell-style-name="ce9"/>
        <table:table-row table:style-name="ro16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6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6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6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6" table:number-rows-repeated="104856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av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6"/>
        <table:table-column table:style-name="co2" table:default-cell-style-name="ce5"/>
        <table:table-row table:style-name="ro17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7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8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7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8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8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8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8">
          <table:table-cell table:number-columns-repeated="4"/>
        </table:table-row>
        <table:table-row table:style-name="ro19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8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8">
          <table:table-cell table:number-columns-repeated="4"/>
        </table:table-row>
        <table:table-row table:style-name="ro19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 style:data-style-name="N2" text:time-value="15:06:23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0T15:31:16.774000000</dc:date>
    <meta:editing-duration>P1DT19H29M46S</meta:editing-duration>
    <meta:editing-cycles>48</meta:editing-cycles>
    <meta:generator>LibreOffice/5.3.2.2$Windows_X86_64 LibreOffice_project/6cd4f1ef626f15116896b1d8e1398b56da0d0ee1</meta:generator>
    <meta:document-statistic meta:table-count="5" meta:cell-count="1129" meta:object-count="0"/>
  </office:meta>
</office:document-meta>
</file>